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office:value-type="string">
            <text:p>nombre de sommet </text:p>
          </table:table-cell>
          <table:table-cell/>
          <table:table-cell office:value-type="string">
            <text:p>moyenne des pourcentage de différenc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ssai</text:p>
          </table:table-cell>
          <table:table-cell/>
          <table:table-cell office:value-type="float" office:value="5">
            <text:p>5</text:p>
          </table:table-cell>
          <table:table-cell office:value-type="float" office:value="0.000816">
            <text:p>0,000816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0.001588">
            <text:p>0,001588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0.002127">
            <text:p>0,002127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002802">
            <text:p>0,002802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0.003377">
            <text:p>0,003377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0.00364">
            <text:p>0,00364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float" office:value="0.004144">
            <text:p>0,004144</text:p>
          </table:table-cell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office:value-type="float" office:value="0.003828">
            <text:p>0,003828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office:value-type="float" office:value="0.004741">
            <text:p>0,004741</text:p>
          </table:table-cell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office:value-type="float" office:value="0.004501">
            <text:p>0,004501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urnier Benoit</meta:initial-creator>
    <meta:creation-date>2017-05-08T18:50:02</meta:creation-date>
    <dc:date>2017-05-08T22:28:51</dc:date>
    <dc:creator>Fournier Benoit</dc:creator>
    <meta:editing-duration>PT3H23M39S</meta:editing-duration>
    <meta:editing-cycles>2</meta:editing-cycles>
    <meta:generator>LibreOffice/3.5$Linux_X86_64 LibreOffice_project/350m1$Build-2</meta:generator>
    <meta:document-statistic meta:table-count="3" meta:cell-count="32" meta:object-count="0"/>
  </office:meta>
</office:document-meta>
</file>